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style-name="ce2" office:value-type="string" calcext:value-type="string">
            <text:p>Bandeau commun 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Tableau de bord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Gestion_Activite 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Gestion Activité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Tableau_De_Bord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Actions propres à la pag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Ger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Détails_Evenem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ermet d'affecter une lieu à un événement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arch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tant de réduire le champs de recherche. </text:p>
          </table:table-cell>
          <table:table-cell office:value-type="string" calcext:value-type="string">
            <text:p>interne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Controle1 :</text:p>
          </table:table-cell>
          <table:table-cell office:value-type="string" calcext:value-type="string">
            <text:p>les évenements sans lieu sont prioritaire</text:p>
          </table:table-cell>
          <table:table-cell table:style-name="ce5" office:value-type="string" calcext:value-type="string">
            <text:p>List &lt;Evenement&gt; getEvenementsSansLieux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s l'affichage car le gérants doit pouvoir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tre à jour rapidement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36:58.1555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4:14:35.672729000</dc:date>
    <meta:editing-duration>PT5H32M49S</meta:editing-duration>
    <meta:editing-cycles>7</meta:editing-cycles>
    <meta:generator>LibreOffice/4.4.5.2$MacOSX_X86_64 LibreOffice_project/a22f674fd25a3b6f45bdebf25400ed2adff0ff99</meta:generator>
    <meta:document-statistic meta:table-count="1" meta:cell-count="32" meta:object-count="0"/>
  </office:meta>
</office:document-meta>
</file>